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ache effectuées : </text:p>
      <text:list xml:id="list5681646767939335671" text:style-name="L1">
        <text:list-item>
          <text:p text:style-name="P1">Mise en place (avec marion) de toutes les étapes liées à la régie Vidéo</text:p>
        </text:list-item>
        <text:list-item>
          <text:p text:style-name="P1">Mixage des effets vidéos</text:p>
        </text:list-item>
      </text:list>
      <text:p text:style-name="Standard"/>
      <text:p text:style-name="Standard">Contribution au projet :</text:p>
      <text:list xml:id="list3228625317155581887" text:style-name="L2">
        <text:list-item>
          <text:p text:style-name="P2">Je pense avoir pu gérer la régie vidéo comme il faut pour que le projet fonctionne.</text:p>
        </text:list-item>
      </text:list>
      <text:p text:style-name="Standard"/>
      <text:p text:style-name="Standard">Ce que j'ai appris :</text:p>
      <text:list xml:id="list5427552301732081985" text:style-name="L3">
        <text:list-item>
          <text:p text:style-name="P3">A mieux maitriser le logiciel MAX</text:p>
        </text:list-item>
        <text:list-item>
          <text:p text:style-name="P3">A utiliser GitKraken même si je pense que ce logiciel n'est pas adapter pour MA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12T12:57:06</meta:creation-date>
    <meta:generator>OpenOffice/4.1.2$Unix OpenOffice.org_project/412m3$Build-9782</meta:generator>
    <dc:date>2017-06-12T13:02:57</dc:date>
    <meta:editing-duration>PT5M52S</meta:editing-duration>
    <meta:editing-cycles>2</meta:editing-cycles>
    <meta:document-statistic meta:table-count="0" meta:image-count="0" meta:object-count="0" meta:page-count="1" meta:paragraph-count="8" meta:word-count="72" meta:character-count="359"/>
  </office:meta>
</office:document-meta>
</file>